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ada" officeooo:paragraph-rsid="00003ada"/>
    </style:style>
    <style:style style:name="P2" style:family="paragraph" style:parent-style-name="Standard">
      <style:text-properties officeooo:rsid="0001263a" officeooo:paragraph-rsid="0001263a"/>
    </style:style>
    <style:style style:name="P3" style:family="paragraph" style:parent-style-name="Standard">
      <style:text-properties officeooo:rsid="000126a6" officeooo:paragraph-rsid="000126a6"/>
    </style:style>
    <style:style style:name="P4" style:family="paragraph" style:parent-style-name="Standard">
      <style:text-properties officeooo:rsid="00014848" officeooo:paragraph-rsid="00014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6 :</text:p>
      <text:p text:style-name="P1"/>
      <text:p text:style-name="P2">Chuyển sang thư mục /user/lib</text:p>
      <text:p text:style-name="P2">$ cd /usr/lib</text:p>
      <text:p text:style-name="P2">Đường dẫn đến /etc</text:p>
      <text:p text:style-name="P2">/etc</text:p>
      <text:p text:style-name="P2">Lệnh liệt kê tất cả các file và thư mục ở home</text:p>
      <text:p text:style-name="P2">$ls</text:p>
      <text:p text:style-name="P3">Lệnh đổi tên file home.list thành homelist.txt</text:p>
      <text:p text:style-name="P3">$mv home.list homelist.txt</text:p>
      <text:p text:style-name="P3">Lệnh tạo thư mục linux2002 trong home</text:p>
      <text:p text:style-name="P3">$mkdir linux2002</text:p>
      <text:p text:style-name="P3">Lệnh coopy file homelist.txt trên vào linux2002</text:p>
      <text:p text:style-name="P3">$cp homelist.txt ./linux2002</text:p>
      <text:p text:style-name="P4">Liệt kê tất cả các file trong thư mục /etc bắt đầu bằng b,k,n</text:p>
      <text:p text:style-name="P4">$ ls /etc/[bkn]*</text:p>
      <text:p text:style-name="P4">Liệt kê tất cả các file trong thư mục /etc bắt đầu băng các ký tự m đến t</text:p>
      <text:p text:style-name="P4">$ ls -d [m-t]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00:13.268813980</meta:creation-date>
    <dc:date>2018-04-12T09:58:36.952077657</dc:date>
    <meta:editing-duration>PT7M45S</meta:editing-duration>
    <meta:editing-cycles>1</meta:editing-cycles>
    <meta:document-statistic meta:table-count="0" meta:image-count="0" meta:object-count="0" meta:page-count="1" meta:paragraph-count="17" meta:word-count="98" meta:character-count="484" meta:non-whitespace-character-count="403"/>
    <meta:generator>LibreOffice/5.1.6.2$Linux_X86_64 LibreOffice_project/10m0$Build-2</meta:generator>
  </office:meta>
</office:document-meta>
</file>